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5123" officeooo:paragraph-rsid="0019512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5123" officeooo:paragraph-rsid="00195123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195123" officeooo:paragraph-rsid="00195123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1a94d7" officeooo:paragraph-rsid="001a94d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eta Learning: Learning to Learn</text:p>
      <text:p text:style-name="P1"/>
      <text:p text:style-name="P2"/>
      <text:p text:style-name="P2">Multiple Type Questions.</text:p>
      <text:p text:style-name="P2"/>
      <text:list xml:id="list1297246577" text:style-name="L1">
        <text:list-item>
          <text:p text:style-name="P3">Number of eamples used to learn in few-shot learning is</text:p>
          <text:list>
            <text:list-item>
              <text:p text:style-name="P3">2</text:p>
            </text:list-item>
            <text:list-item>
              <text:p text:style-name="P3">1</text:p>
            </text:list-item>
            <text:list-item>
              <text:p text:style-name="P3">0</text:p>
            </text:list-item>
            <text:list-item>
              <text:p text:style-name="P3">k where k is any small integer</text:p>
            </text:list-item>
          </text:list>
        </text:list-item>
        <text:list-item>
          <text:p text:style-name="P3">Training and Test data in meta learning are called</text:p>
          <text:list>
            <text:list-item>
              <text:p text:style-name="P3">Meta-train and meta-test</text:p>
            </text:list-item>
            <text:list-item>
              <text:p text:style-name="P3">Support and query set</text:p>
            </text:list-item>
            <text:list-item>
              <text:p text:style-name="P3">Training and Testing set</text:p>
            </text:list-item>
            <text:list-item>
              <text:p text:style-name="P3">None of the above</text:p>
            </text:list-item>
          </text:list>
        </text:list-item>
        <text:list-item>
          <text:p text:style-name="P3">In which scenario, meta learning is useful</text:p>
          <text:list>
            <text:list-item>
              <text:p text:style-name="P3">When you have different but related tasks</text:p>
            </text:list-item>
            <text:list-item>
              <text:p text:style-name="P3">When you have all tasks indenpendent</text:p>
            </text:list-item>
            <text:list-item>
              <text:p text:style-name="P3">When you have single task and vast amount of data</text:p>
            </text:list-item>
            <text:list-item>
              <text:p text:style-name="P3">When you have single tasks and small amount of data</text:p>
            </text:list-item>
          </text:list>
        </text:list-item>
        <text:list-item>
          <text:p text:style-name="P3">Difference between transfer learning and meta learning is</text:p>
          <text:list>
            <text:list-item>
              <text:p text:style-name="P3">They are the same</text:p>
            </text:list-item>
            <text:list-item>
              <text:p text:style-name="P3">Meta learning is subset of transfer learning</text:p>
            </text:list-item>
            <text:list-item>
              <text:p text:style-name="P3">Transfer learning is a subset of meta learning</text:p>
            </text:list-item>
            <text:list-item>
              <text:p text:style-name="P3">They are different learning techniques</text:p>
            </text:list-item>
          </text:list>
        </text:list-item>
        <text:list-item>
          <text:p text:style-name="P4">Example of meta learning model is</text:p>
          <text:list>
            <text:list-item>
              <text:p text:style-name="P4">CNN</text:p>
            </text:list-item>
            <text:list-item>
              <text:p text:style-name="P4">RNN</text:p>
            </text:list-item>
            <text:list-item>
              <text:p text:style-name="P4">Siamese network</text:p>
            </text:list-item>
            <text:list-item>
              <text:p text:style-name="P4">LST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5:04:02.877619402</meta:creation-date>
    <dc:date>2020-10-14T15:16:32.412809296</dc:date>
    <meta:editing-duration>PT1M19S</meta:editing-duration>
    <meta:editing-cycles>1</meta:editing-cycles>
    <meta:document-statistic meta:table-count="0" meta:image-count="0" meta:object-count="0" meta:page-count="1" meta:paragraph-count="27" meta:word-count="160" meta:character-count="809" meta:non-whitespace-character-count="701"/>
    <meta:generator>LibreOffice/6.2.8.2$Linux_X86_64 LibreOffice_project/20$Build-2</meta:generator>
  </office:meta>
</office:document-meta>
</file>